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930000008D16238826.png" manifest:media-type="image/png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style:font-name="標楷體2" fo:font-size="60pt" style:font-name-asian="標楷體2" style:font-size-asian="60pt" style:font-size-complex="60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4.904cm" svg:x="2.329cm" svg:y="4.847cm" presentation:class="subtitle" presentation:user-transformed="true">
          <draw:text-box>
            <text:p text:style-name="P1"><text:span text:style-name="T1">用十分鐘</text:span></text:p>
            <text:p text:style-name="P1"><text:span text:style-name="T1"/></text:p>
            <text:p text:style-name="P1"><text:span text:style-name="T1">瞭解</text:span><text:span text:style-name="T1">3D</text:span><text:span text:style-name="T1">動畫與電影特效</text:span></text:p>
            <text:p text:style-name="P1"><text:span text:style-name="T1"/></text:p>
            <text:p text:style-name="P1"><text:span text:style-name="T1">(</text:span><text:span text:style-name="T1">以</text:span><text:span text:style-name="T1">Blender</text:span><text:span text:style-name="T1">為例</text:span><text:span text:style-name="T1">)</text:span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1</text:span><text:span text:style-name="T3">月</text:span><text:span text:style-name="T3">6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draw:frame draw:style-name="gr2" draw:text-style-name="P4" draw:layer="layout" svg:width="6.852cm" svg:height="1.047cm" svg:x="20.6cm" svg:y="0.554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01cm">
          <draw:image xlink:href="Pictures/10000000000001930000008D16238826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1-15T19:18:39.516000000</dc:date>
    <meta:editing-duration>P1DT8H7M28S</meta:editing-duration>
    <meta:editing-cycles>334</meta:editing-cycles>
    <meta:generator>LibreOffice/4.4.1.2$Windows_x86 LibreOffice_project/45e2de17089c24a1fa810c8f975a7171ba4cd432</meta:generator>
    <meta:document-statistic meta:object-count="42"/>
  </office:meta>
</office:document-meta>
</file>